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a97e" officeooo:paragraph-rsid="001ca97e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ca97e" officeooo:paragraph-rsid="001ca97e"/>
    </style:style>
    <style:style style:name="P3" style:family="paragraph" style:parent-style-name="Heading_20_3">
      <style:text-properties officeooo:rsid="001ca97e" officeooo:paragraph-rsid="001ca97e"/>
    </style:style>
    <style:style style:name="P4" style:family="paragraph" style:parent-style-name="Text_20_body" style:list-style-name="L1">
      <style:text-properties officeooo:paragraph-rsid="001e359c"/>
    </style:style>
    <style:style style:name="P5" style:family="paragraph" style:parent-style-name="Text_20_body" style:list-style-name="L1"/>
    <style:style style:name="T1" style:family="text">
      <style:text-properties officeooo:rsid="001e359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2 – Programmazione orientata agli oggetti</text:p>
      <text:p text:style-name="P2"/>
      <text:p text:style-name="P2">La Programmazione Orientata agli Oggetti (Object-Oriented Programming, OOP) è un paradigma di programmazione che organizza il software attorno a oggetti, piuttosto che a funzioni e procedure. Ogni oggetto rappresenta un'entità reale o concettuale e combina stato (dati) e comportamento (funzionalità) in un'unica unità.</text:p>
      <text:p text:style-name="P2"/>
      <text:h text:style-name="P3" text:outline-level="3"><text:span text:style-name="Strong_20_Emphasis">Concetti Fondamentali della Programmazione Orientata agli Oggetti</text:span></text:h>
      <text:list text:style-name="L1">
        <text:list-item>
          <text:p text:style-name="P4"><text:span text:style-name="Strong_20_Emphasis">Classi:</text:span><text:line-break/>Una classe è una struttura che definisce il modello o lo schema per creare oggetti. Ogni oggetto di una classe condivide le stesse caratteristiche definite dalla classe stessa.</text:p>
        </text:list-item>
        <text:list-item>
          <text:p text:style-name="P4"><text:span text:style-name="Strong_20_Emphasis">Oggetti:</text:span><text:line-break/>Gli oggetti sono entità che rappresentano istanze concrete di una classe. Hanno <text:span text:style-name="Strong_20_Emphasis">proprietà</text:span> (dati) e <text:span text:style-name="Strong_20_Emphasis">metodi</text:span> (funzioni o comportamenti).</text:p>
        </text:list-item>
        <text:list-item>
          <text:p text:style-name="P5"><text:span text:style-name="Strong_20_Emphasis"><text:span text:style-name="T1">I</text:span></text:span><text:span text:style-name="Strong_20_Emphasis">ncapsulamento:</text:span><text:line-break/>Consiste nel nascondere i dettagli interni dell’oggetto e consentire l’accesso ai dati solo tramite metodi dedicati. Questo migliora la modularità e la sicurezza del codice.</text:p>
        </text:list-item>
        <text:list-item>
          <text:p text:style-name="P5"><text:span text:style-name="Strong_20_Emphasis">Ereditarietà:</text:span><text:line-break/>Una classe può ereditare caratteristiche e comportamenti da un’altra classe. Questo favorisce il riutilizzo del codice e facilita l’estensibilità del sistema.</text:p>
        </text:list-item>
        <text:list-item>
          <text:p text:style-name="P5"><text:span text:style-name="Strong_20_Emphasis">Polimorfismo:</text:span><text:line-break/>Permette agli oggetti di comportarsi in modi diversi a seconda del contesto. In Java, il polimorfismo si manifesta tramite l’overloading (sovraccarico) e l’overriding (sovrascrittura) dei metodi.</text:p>
        </text:list-item>
        <text:list-item>
          <text:p text:style-name="P5"><text:span text:style-name="Strong_20_Emphasis">Astrazione:</text:span><text:line-break/>Consiste nel mostrare solo i dettagli essenziali e nascondere quelli non rilevanti. Può essere implementata tramite <text:span text:style-name="Strong_20_Emphasis">classi astratte</text:span> e <text:span text:style-name="Strong_20_Emphasis">interfacce</text:span>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6:22:25.933000000</meta:creation-date>
    <dc:date>2025-02-17T16:53:08.486000000</dc:date>
    <meta:editing-duration>PT30M42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9" meta:word-count="207" meta:character-count="1497" meta:non-whitespace-character-count="1304"/>
  </office:meta>
</office:document-meta>
</file>